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9.21pt" svg:height="600.83pt" svg:x="256pt" svg:y="25.6pt">
            <loext:p draw:notify-on-update-of-ranges="Sheet1.B3:Sheet1.B257 Sheet1.C3:Sheet1.C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Default"/>
          <table:table-cell office:value-type="float" office:value="500" calcext:value-type="float">
            <text:p>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28*(SIN(2*3.1416*[.B3]*0.000016*[.$D$1])+1)"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28*(SIN(2*3.1416*[.B4]*0.000016*[.$D$1])+1)" office:value-type="float" office:value="134.431287753456" calcext:value-type="float">
            <text:p>1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28*(SIN(2*3.1416*[.B5]*0.000016*[.$D$1])+1)" office:value-type="float" office:value="140.846329439923" calcext:value-type="float">
            <text:p>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28*(SIN(2*3.1416*[.B6]*0.000016*[.$D$1])+1)" office:value-type="float" office:value="147.228920031581" calcext:value-type="float">
            <text:p>1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28*(SIN(2*3.1416*[.B7]*0.000016*[.$D$1])+1)" office:value-type="float" office:value="153.562936475275" calcext:value-type="float">
            <text:p>1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28*(SIN(2*3.1416*[.B8]*0.000016*[.$D$1])+1)" office:value-type="float" office:value="159.832378420934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28*(SIN(2*3.1416*[.B9]*0.000016*[.$D$1])+1)" office:value-type="float" office:value="166.021408640041" calcext:value-type="float">
            <text:p>1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28*(SIN(2*3.1416*[.B10]*0.000016*[.$D$1])+1)" office:value-type="float" office:value="172.114393032024" calcext:value-type="float">
            <text:p>172</text:p>
          </table:table-cell>
          <table:table-cell table:number-columns-repeated="13"/>
          <table:table-cell table:style-name="ce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28*(SIN(2*3.1416*[.B11]*0.000016*[.$D$1])+1)" office:value-type="float" office:value="178.095940117544" calcext:value-type="float">
            <text:p>1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28*(SIN(2*3.1416*[.B12]*0.000016*[.$D$1])+1)" office:value-type="float" office:value="183.950939918883" calcext:value-type="float">
            <text:p>1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28*(SIN(2*3.1416*[.B13]*0.000016*[.$D$1])+1)" office:value-type="float" office:value="189.664602129244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28*(SIN(2*3.1416*[.B14]*0.000016*[.$D$1])+1)" office:value-type="float" office:value="195.222493474516" calcext:value-type="float">
            <text:p>1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28*(SIN(2*3.1416*[.B15]*0.000016*[.$D$1])+1)" office:value-type="float" office:value="200.610574173156" calcext:value-type="float">
            <text:p>2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28*(SIN(2*3.1416*[.B16]*0.000016*[.$D$1])+1)" office:value-type="float" office:value="205.815233402056" calcext:value-type="float">
            <text:p>2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28*(SIN(2*3.1416*[.B17]*0.000016*[.$D$1])+1)" office:value-type="float" office:value="210.823323678826" calcext:value-type="float">
            <text:p>2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28*(SIN(2*3.1416*[.B18]*0.000016*[.$D$1])+1)" office:value-type="float" office:value="215.622194073631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28*(SIN(2*3.1416*[.B19]*0.000016*[.$D$1])+1)" office:value-type="float" office:value="220.199722166686" calcext:value-type="float">
            <text:p>2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28*(SIN(2*3.1416*[.B20]*0.000016*[.$D$1])+1)" office:value-type="float" office:value="224.544344670686" calcext:value-type="float">
            <text:p>2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28*(SIN(2*3.1416*[.B21]*0.000016*[.$D$1])+1)" office:value-type="float" office:value="228.645086640807" calcext:value-type="float">
            <text:p>2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28*(SIN(2*3.1416*[.B22]*0.000016*[.$D$1])+1)" office:value-type="float" office:value="232.491589198501" calcext:value-type="float">
            <text:p>2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28*(SIN(2*3.1416*[.B23]*0.000016*[.$D$1])+1)" office:value-type="float" office:value="236.074135699044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128*(SIN(2*3.1416*[.B24]*0.000016*[.$D$1])+1)" office:value-type="float" office:value="239.383676276737" calcext:value-type="float">
            <text:p>2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128*(SIN(2*3.1416*[.B25]*0.000016*[.$D$1])+1)" office:value-type="float" office:value="242.41185070576" calcext:value-type="float">
            <text:p>2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128*(SIN(2*3.1416*[.B26]*0.000016*[.$D$1])+1)" office:value-type="float" office:value="245.15100951893" calcext:value-type="float">
            <text:p>2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128*(SIN(2*3.1416*[.B27]*0.000016*[.$D$1])+1)" office:value-type="float" office:value="247.594233331005" calcext:value-type="float">
            <text:p>2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128*(SIN(2*3.1416*[.B28]*0.000016*[.$D$1])+1)" office:value-type="float" office:value="249.735350317733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128*(SIN(2*3.1416*[.B29]*0.000016*[.$D$1])+1)" office:value-type="float" office:value="251.568951806493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128*(SIN(2*3.1416*[.B30]*0.000016*[.$D$1])+1)" office:value-type="float" office:value="253.090405939132" calcext:value-type="float">
            <text:p>2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128*(SIN(2*3.1416*[.B31]*0.000016*[.$D$1])+1)" office:value-type="float" office:value="254.295869372496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128*(SIN(2*3.1416*[.B32]*0.000016*[.$D$1])+1)" office:value-type="float" office:value="255.182296987094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128*(SIN(2*3.1416*[.B33]*0.000016*[.$D$1])+1)" office:value-type="float" office:value="255.74744957937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128*(SIN(2*3.1416*[.B34]*0.000016*[.$D$1])+1)" office:value-type="float" office:value="255.989899518151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128*(SIN(2*3.1416*[.B35]*0.000016*[.$D$1])+1)" office:value-type="float" office:value="255.909034350989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128*(SIN(2*3.1416*[.B36]*0.000016*[.$D$1])+1)" office:value-type="float" office:value="255.505058351266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128*(SIN(2*3.1416*[.B37]*0.000016*[.$D$1])+1)" office:value-type="float" office:value="254.778992002192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128*(SIN(2*3.1416*[.B38]*0.000016*[.$D$1])+1)" office:value-type="float" office:value="253.732669418954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128*(SIN(2*3.1416*[.B39]*0.000016*[.$D$1])+1)" office:value-type="float" office:value="252.368733715563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128*(SIN(2*3.1416*[.B40]*0.000016*[.$D$1])+1)" office:value-type="float" office:value="250.690630328091" calcext:value-type="float">
            <text:p>2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128*(SIN(2*3.1416*[.B41]*0.000016*[.$D$1])+1)" office:value-type="float" office:value="248.702598311154" calcext:value-type="float">
            <text:p>2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128*(SIN(2*3.1416*[.B42]*0.000016*[.$D$1])+1)" office:value-type="float" office:value="246.409659629646" calcext:value-type="float">
            <text:p>2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128*(SIN(2*3.1416*[.B43]*0.000016*[.$D$1])+1)" office:value-type="float" office:value="243.817606472761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128*(SIN(2*3.1416*[.B44]*0.000016*[.$D$1])+1)" office:value-type="float" office:value="240.932986622348" calcext:value-type="float">
            <text:p>2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128*(SIN(2*3.1416*[.B45]*0.000016*[.$D$1])+1)" office:value-type="float" office:value="237.763086912571" calcext:value-type="float">
            <text:p>2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128*(SIN(2*3.1416*[.B46]*0.000016*[.$D$1])+1)" office:value-type="float" office:value="234.315914822649" calcext:value-type="float">
            <text:p>2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128*(SIN(2*3.1416*[.B47]*0.000016*[.$D$1])+1)" office:value-type="float" office:value="230.600178249171" calcext:value-type="float">
            <text:p>2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128*(SIN(2*3.1416*[.B48]*0.000016*[.$D$1])+1)" office:value-type="float" office:value="226.625263509091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128*(SIN(2*3.1416*[.B49]*0.000016*[.$D$1])+1)" office:value-type="float" office:value="222.401211628969" calcext:value-type="float">
            <text:p>2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128*(SIN(2*3.1416*[.B50]*0.000016*[.$D$1])+1)" office:value-type="float" office:value="217.938692980344" calcext:value-type="float">
            <text:p>2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128*(SIN(2*3.1416*[.B51]*0.000016*[.$D$1])+1)" office:value-type="float" office:value="213.248980325325" calcext:value-type="float">
            <text:p>2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128*(SIN(2*3.1416*[.B52]*0.000016*[.$D$1])+1)" office:value-type="float" office:value="208.343920340483" calcext:value-type="float">
            <text:p>2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128*(SIN(2*3.1416*[.B53]*0.000016*[.$D$1])+1)" office:value-type="float" office:value="203.235903690977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128*(SIN(2*3.1416*[.B54]*0.000016*[.$D$1])+1)" office:value-type="float" office:value="197.937833730512" calcext:value-type="float">
            <text:p>1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128*(SIN(2*3.1416*[.B55]*0.000016*[.$D$1])+1)" office:value-type="float" office:value="192.463093906196" calcext:value-type="float">
            <text:p>1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128*(SIN(2*3.1416*[.B56]*0.000016*[.$D$1])+1)" office:value-type="float" office:value="186.825513950634" calcext:value-type="float">
            <text:p>1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128*(SIN(2*3.1416*[.B57]*0.000016*[.$D$1])+1)" office:value-type="float" office:value="181.039334946656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128*(SIN(2*3.1416*[.B58]*0.000016*[.$D$1])+1)" office:value-type="float" office:value="175.119173352941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128*(SIN(2*3.1416*[.B59]*0.000016*[.$D$1])+1)" office:value-type="float" office:value="169.079984081403" calcext:value-type="float">
            <text:p>1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128*(SIN(2*3.1416*[.B60]*0.000016*[.$D$1])+1)" office:value-type="float" office:value="162.937022719601" calcext:value-type="float">
            <text:p>1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128*(SIN(2*3.1416*[.B61]*0.000016*[.$D$1])+1)" office:value-type="float" office:value="156.705806993631" calcext:value-type="float">
            <text:p>1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128*(SIN(2*3.1416*[.B62]*0.000016*[.$D$1])+1)" office:value-type="float" office:value="150.402077568812" calcext:value-type="float">
            <text:p>1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128*(SIN(2*3.1416*[.B63]*0.000016*[.$D$1])+1)" office:value-type="float" office:value="144.041758287217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128*(SIN(2*3.1416*[.B64]*0.000016*[.$D$1])+1)" office:value-type="float" office:value="137.640915942476" calcext:value-type="float">
            <text:p>1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128*(SIN(2*3.1416*[.B65]*0.000016*[.$D$1])+1)" office:value-type="float" office:value="131.215719693473" calcext:value-type="float">
            <text:p>1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128*(SIN(2*3.1416*[.B66]*0.000016*[.$D$1])+1)" office:value-type="float" office:value="124.782400219456" calcext:value-type="float">
            <text:p>1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128*(SIN(2*3.1416*[.B67]*0.000016*[.$D$1])+1)" office:value-type="float" office:value="118.357208719738" calcext:value-type="float">
            <text:p>1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128*(SIN(2*3.1416*[.B68]*0.000016*[.$D$1])+1)" office:value-type="float" office:value="111.956375861571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128*(SIN(2*3.1416*[.B69]*0.000016*[.$D$1])+1)" office:value-type="float" office:value="105.596070779873" calcext:value-type="float">
            <text:p>1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128*(SIN(2*3.1416*[.B70]*0.000016*[.$D$1])+1)" office:value-type="float" office:value="99.2923602324056" calcext:value-type="float">
            <text:p>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128*(SIN(2*3.1416*[.B71]*0.000016*[.$D$1])+1)" office:value-type="float" office:value="93.0611680135548" calcext:value-type="float">
            <text:p>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128*(SIN(2*3.1416*[.B72]*0.000016*[.$D$1])+1)" office:value-type="float" office:value="86.918234729259" calcext:value-type="float">
            <text:p>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128*(SIN(2*3.1416*[.B73]*0.000016*[.$D$1])+1)" office:value-type="float" office:value="80.8790780346856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128*(SIN(2*3.1416*[.B74]*0.000016*[.$D$1])+1)" office:value-type="float" office:value="74.958953435104" calcext:value-type="float">
            <text:p>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128*(SIN(2*3.1416*[.B75]*0.000016*[.$D$1])+1)" office:value-type="float" office:value="69.1728157489751" calcext:value-type="float">
            <text:p>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128*(SIN(2*3.1416*[.B76]*0.000016*[.$D$1])+1)" office:value-type="float" office:value="63.5352813306053" calcext:value-type="float">
            <text:p>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128*(SIN(2*3.1416*[.B77]*0.000016*[.$D$1])+1)" office:value-type="float" office:value="58.0605911477943" calcext:value-type="float">
            <text:p>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128*(SIN(2*3.1416*[.B78]*0.000016*[.$D$1])+1)" office:value-type="float" office:value="52.7625748077467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128*(SIN(2*3.1416*[.B79]*0.000016*[.$D$1])+1)" office:value-type="float" office:value="47.6546156221202" calcext:value-type="float">
            <text:p>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128*(SIN(2*3.1416*[.B80]*0.000016*[.$D$1])+1)" office:value-type="float" office:value="42.7496167994605" calcext:value-type="float">
            <text:p>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128*(SIN(2*3.1416*[.B81]*0.000016*[.$D$1])+1)" office:value-type="float" office:value="38.0599688504252" calcext:value-type="float">
            <text:p>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128*(SIN(2*3.1416*[.B82]*0.000016*[.$D$1])+1)" office:value-type="float" office:value="33.5975182881311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128*(SIN(2*3.1416*[.B83]*0.000016*[.$D$1])+1)" office:value-type="float" office:value="29.3735377026948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128*(SIN(2*3.1416*[.B84]*0.000016*[.$D$1])+1)" office:value-type="float" office:value="25.3986972855582" calcext:value-type="float">
            <text:p>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128*(SIN(2*3.1416*[.B85]*0.000016*[.$D$1])+1)" office:value-type="float" office:value="21.683037875533" calcext:value-type="float">
            <text:p>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128*(SIN(2*3.1416*[.B86]*0.000016*[.$D$1])+1)" office:value-type="float" office:value="18.2359455946517" calcext:value-type="float">
            <text:p>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128*(SIN(2*3.1416*[.B87]*0.000016*[.$D$1])+1)" office:value-type="float" office:value="15.0661281378977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128*(SIN(2*3.1416*[.B88]*0.000016*[.$D$1])+1)" office:value-type="float" office:value="12.1815927767102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128*(SIN(2*3.1416*[.B89]*0.000016*[.$D$1])+1)" office:value-type="float" office:value="9.58962613182544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128*(SIN(2*3.1416*[.B90]*0.000016*[.$D$1])+1)" office:value-type="float" office:value="7.2967757665555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128*(SIN(2*3.1416*[.B91]*0.000016*[.$D$1])+1)" office:value-type="float" office:value="5.30883364699751" calcext:value-type="float">
            <text:p>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128*(SIN(2*3.1416*[.B92]*0.000016*[.$D$1])+1)" office:value-type="float" office:value="3.63082151095576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128*(SIN(2*3.1416*[.B93]*0.000016*[.$D$1])+1)" office:value-type="float" office:value="2.26697818253736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128*(SIN(2*3.1416*[.B94]*0.000016*[.$D$1])+1)" office:value-type="float" office:value="1.22074886446445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128*(SIN(2*3.1416*[.B95]*0.000016*[.$D$1])+1)" office:value-type="float" office:value="0.494776435152303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128*(SIN(2*3.1416*[.B96]*0.000016*[.$D$1])+1)" office:value-type="float" office:value="0.0908947725380074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128*(SIN(2*3.1416*[.B97]*0.000016*[.$D$1])+1)" office:value-type="float" office:value="0.0101241215239583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128*(SIN(2*3.1416*[.B98]*0.000016*[.$D$1])+1)" office:value-type="float" office:value="0.252668516738538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128*(SIN(2*3.1416*[.B99]*0.000016*[.$D$1])+1)" office:value-type="float" office:value="0.81791526712466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128*(SIN(2*3.1416*[.B100]*0.000016*[.$D$1])+1)" office:value-type="float" office:value="1.7044365036577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128*(SIN(2*3.1416*[.B101]*0.000016*[.$D$1])+1)" office:value-type="float" office:value="2.90999278628348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128*(SIN(2*3.1416*[.B102]*0.000016*[.$D$1])+1)" office:value-type="float" office:value="4.4315387609646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28*(SIN(2*3.1416*[.B103]*0.000016*[.$D$1])+1)" office:value-type="float" office:value="6.26523085254512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128*(SIN(2*3.1416*[.B104]*0.000016*[.$D$1])+1)" office:value-type="float" office:value="8.40643697400031" calcext:value-type="float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128*(SIN(2*3.1416*[.B105]*0.000016*[.$D$1])+1)" office:value-type="float" office:value="10.849748227545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128*(SIN(2*3.1416*[.B106]*0.000016*[.$D$1])+1)" office:value-type="float" office:value="13.5889925680433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128*(SIN(2*3.1416*[.B107]*0.000016*[.$D$1])+1)" office:value-type="float" office:value="16.6172503942023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128*(SIN(2*3.1416*[.B108]*0.000016*[.$D$1])+1)" office:value-type="float" office:value="19.926872028168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128*(SIN(2*3.1416*[.B109]*0.000016*[.$D$1])+1)" office:value-type="float" office:value="23.5094970393653" calcext:value-type="float">
            <text:p>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128*(SIN(2*3.1416*[.B110]*0.000016*[.$D$1])+1)" office:value-type="float" office:value="27.3560753637705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128*(SIN(2*3.1416*[.B111]*0.000016*[.$D$1])+1)" office:value-type="float" office:value="31.4568901652645" calcext:value-type="float">
            <text:p>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128*(SIN(2*3.1416*[.B112]*0.000016*[.$D$1])+1)" office:value-type="float" office:value="35.8015823813199" calcext:value-type="float">
            <text:p>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128*(SIN(2*3.1416*[.B113]*0.000016*[.$D$1])+1)" office:value-type="float" office:value="40.3791768910138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128*(SIN(2*3.1416*[.B114]*0.000016*[.$D$1])+1)" office:value-type="float" office:value="45.1781102392653" calcext:value-type="float">
            <text:p>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128*(SIN(2*3.1416*[.B115]*0.000016*[.$D$1])+1)" office:value-type="float" office:value="50.1862598472633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128*(SIN(2*3.1416*[.B116]*0.000016*[.$D$1])+1)" office:value-type="float" office:value="55.3909746352964" calcext:value-type="float">
            <text:p>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128*(SIN(2*3.1416*[.B117]*0.000016*[.$D$1])+1)" office:value-type="float" office:value="60.7791069806268" calcext:value-type="float">
            <text:p>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128*(SIN(2*3.1416*[.B118]*0.000016*[.$D$1])+1)" office:value-type="float" office:value="66.3370459296818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128*(SIN(2*3.1416*[.B119]*0.000016*[.$D$1])+1)" office:value-type="float" office:value="72.0507515806656" calcext:value-type="float">
            <text:p>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128*(SIN(2*3.1416*[.B120]*0.000016*[.$D$1])+1)" office:value-type="float" office:value="77.9057905497342" calcext:value-type="float">
            <text:p>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128*(SIN(2*3.1416*[.B121]*0.000016*[.$D$1])+1)" office:value-type="float" office:value="83.8873724311465" calcext:value-type="float">
            <text:p>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128*(SIN(2*3.1416*[.B122]*0.000016*[.$D$1])+1)" office:value-type="float" office:value="89.9803871592884" calcext:value-type="float">
            <text:p>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128*(SIN(2*3.1416*[.B123]*0.000016*[.$D$1])+1)" office:value-type="float" office:value="96.1694431781872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128*(SIN(2*3.1416*[.B124]*0.000016*[.$D$1])+1)" office:value-type="float" office:value="102.4389063221" calcext:value-type="float">
            <text:p>1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128*(SIN(2*3.1416*[.B125]*0.000016*[.$D$1])+1)" office:value-type="float" office:value="108.772939308959" calcext:value-type="float">
            <text:p>1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128*(SIN(2*3.1416*[.B126]*0.000016*[.$D$1])+1)" office:value-type="float" office:value="115.155541746906" calcext:value-type="float">
            <text:p>1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128*(SIN(2*3.1416*[.B127]*0.000016*[.$D$1])+1)" office:value-type="float" office:value="121.570590552859" calcext:value-type="float">
            <text:p>1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128*(SIN(2*3.1416*[.B128]*0.000016*[.$D$1])+1)" office:value-type="float" office:value="128.001880681013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128*(SIN(2*3.1416*[.B129]*0.000016*[.$D$1])+1)" office:value-type="float" office:value="134.433166058381" calcext:value-type="float">
            <text:p>1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128*(SIN(2*3.1416*[.B130]*0.000016*[.$D$1])+1)" office:value-type="float" office:value="140.848200623978" calcext:value-type="float">
            <text:p>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128*(SIN(2*3.1416*[.B131]*0.000016*[.$D$1])+1)" office:value-type="float" office:value="147.230779367971" calcext:value-type="float">
            <text:p>1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128*(SIN(2*3.1416*[.B132]*0.000016*[.$D$1])+1)" office:value-type="float" office:value="153.564779267131" calcext:value-type="float">
            <text:p>1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128*(SIN(2*3.1416*[.B133]*0.000016*[.$D$1])+1)" office:value-type="float" office:value="159.834200013184" calcext:value-type="float">
            <text:p>1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128*(SIN(2*3.1416*[.B134]*0.000016*[.$D$1])+1)" office:value-type="float" office:value="166.023204431162" calcext:value-type="float">
            <text:p>1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128*(SIN(2*3.1416*[.B135]*0.000016*[.$D$1])+1)" office:value-type="float" office:value="172.116158485671" calcext:value-type="float">
            <text:p>1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128*(SIN(2*3.1416*[.B136]*0.000016*[.$D$1])+1)" office:value-type="float" office:value="178.097670774007" calcext:value-type="float">
            <text:p>1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128*(SIN(2*3.1416*[.B137]*0.000016*[.$D$1])+1)" office:value-type="float" office:value="183.952631406354" calcext:value-type="float">
            <text:p>1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128*(SIN(2*3.1416*[.B138]*0.000016*[.$D$1])+1)" office:value-type="float" office:value="189.666250174857" calcext:value-type="float">
            <text:p>1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128*(SIN(2*3.1416*[.B139]*0.000016*[.$D$1])+1)" office:value-type="float" office:value="195.224093915147" calcext:value-type="float">
            <text:p>1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128*(SIN(2*3.1416*[.B140]*0.000016*[.$D$1])+1)" office:value-type="float" office:value="200.612122965934" calcext:value-type="float">
            <text:p>2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128*(SIN(2*3.1416*[.B141]*0.000016*[.$D$1])+1)" office:value-type="float" office:value="205.816726634577" calcext:value-type="float">
            <text:p>2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128*(SIN(2*3.1416*[.B142]*0.000016*[.$D$1])+1)" office:value-type="float" office:value="210.824757579037" calcext:value-type="float">
            <text:p>2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128*(SIN(2*3.1416*[.B143]*0.000016*[.$D$1])+1)" office:value-type="float" office:value="215.623565019359" calcext:value-type="float">
            <text:p>2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128*(SIN(2*3.1416*[.B144]*0.000016*[.$D$1])+1)" office:value-type="float" office:value="220.201026694788" calcext:value-type="float">
            <text:p>2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128*(SIN(2*3.1416*[.B145]*0.000016*[.$D$1])+1)" office:value-type="float" office:value="224.545579485795" calcext:value-type="float">
            <text:p>2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128*(SIN(2*3.1416*[.B146]*0.000016*[.$D$1])+1)" office:value-type="float" office:value="228.646248623658" calcext:value-type="float">
            <text:p>2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128*(SIN(2*3.1416*[.B147]*0.000016*[.$D$1])+1)" office:value-type="float" office:value="232.492675413811" calcext:value-type="float">
            <text:p>2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128*(SIN(2*3.1416*[.B148]*0.000016*[.$D$1])+1)" office:value-type="float" office:value="236.075143402925" calcext:value-type="float">
            <text:p>2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128*(SIN(2*3.1416*[.B149]*0.000016*[.$D$1])+1)" office:value-type="float" office:value="239.38460292363" calcext:value-type="float">
            <text:p>2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128*(SIN(2*3.1416*[.B150]*0.000016*[.$D$1])+1)" office:value-type="float" office:value="242.412693954865" calcext:value-type="float">
            <text:p>2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128*(SIN(2*3.1416*[.B151]*0.000016*[.$D$1])+1)" office:value-type="float" office:value="245.151767240115" calcext:value-type="float">
            <text:p>2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128*(SIN(2*3.1416*[.B152]*0.000016*[.$D$1])+1)" office:value-type="float" office:value="247.594903610192" calcext:value-type="float">
            <text:p>2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128*(SIN(2*3.1416*[.B153]*0.000016*[.$D$1])+1)" office:value-type="float" office:value="249.735931461731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128*(SIN(2*3.1416*[.B154]*0.000016*[.$D$1])+1)" office:value-type="float" office:value="251.569442347275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128*(SIN(2*3.1416*[.B155]*0.000016*[.$D$1])+1)" office:value-type="float" office:value="253.090804637543" calcext:value-type="float">
            <text:p>2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128*(SIN(2*3.1416*[.B156]*0.000016*[.$D$1])+1)" office:value-type="float" office:value="254.296175221385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128*(SIN(2*3.1416*[.B157]*0.000016*[.$D$1])+1)" office:value-type="float" office:value="255.182509213856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128*(SIN(2*3.1416*[.B158]*0.000016*[.$D$1])+1)" office:value-type="float" office:value="255.7475676479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128*(SIN(2*3.1416*[.B159]*0.000016*[.$D$1])+1)" office:value-type="float" office:value="255.989923130197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128*(SIN(2*3.1416*[.B160]*0.000016*[.$D$1])+1)" office:value-type="float" office:value="255.908963446902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128*(SIN(2*3.1416*[.B161]*0.000016*[.$D$1])+1)" office:value-type="float" office:value="255.50489311016" calcext:value-type="float">
            <text:p>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128*(SIN(2*3.1416*[.B162]*0.000016*[.$D$1])+1)" office:value-type="float" office:value="254.77873284148" calcext:value-type="float">
            <text:p>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128*(SIN(2*3.1416*[.B163]*0.000016*[.$D$1])+1)" office:value-type="float" office:value="253.732316993302" calcext:value-type="float">
            <text:p>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128*(SIN(2*3.1416*[.B164]*0.000016*[.$D$1])+1)" office:value-type="float" office:value="252.368288915233" calcext:value-type="float">
            <text:p>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128*(SIN(2*3.1416*[.B165]*0.000016*[.$D$1])+1)" office:value-type="float" office:value="250.690094276692" calcext:value-type="float">
            <text:p>2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128*(SIN(2*3.1416*[.B166]*0.000016*[.$D$1])+1)" office:value-type="float" office:value="248.701972362806" calcext:value-type="float">
            <text:p>2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128*(SIN(2*3.1416*[.B167]*0.000016*[.$D$1])+1)" office:value-type="float" office:value="246.408945365556" calcext:value-type="float">
            <text:p>2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128*(SIN(2*3.1416*[.B168]*0.000016*[.$D$1])+1)" office:value-type="float" office:value="243.816805697229" calcext:value-type="float">
            <text:p>2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128*(SIN(2*3.1416*[.B169]*0.000016*[.$D$1])+1)" office:value-type="float" office:value="240.932101358213" calcext:value-type="float">
            <text:p>2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128*(SIN(2*3.1416*[.B170]*0.000016*[.$D$1])+1)" office:value-type="float" office:value="237.762119396098" calcext:value-type="float">
            <text:p>2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128*(SIN(2*3.1416*[.B171]*0.000016*[.$D$1])+1)" office:value-type="float" office:value="234.314867497879" calcext:value-type="float">
            <text:p>2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128*(SIN(2*3.1416*[.B172]*0.000016*[.$D$1])+1)" office:value-type="float" office:value="230.599053761751" calcext:value-type="float">
            <text:p>2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128*(SIN(2*3.1416*[.B173]*0.000016*[.$D$1])+1)" office:value-type="float" office:value="226.624064699586" calcext:value-type="float">
            <text:p>2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128*(SIN(2*3.1416*[.B174]*0.000016*[.$D$1])+1)" office:value-type="float" office:value="222.39994152569" calcext:value-type="float">
            <text:p>2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128*(SIN(2*3.1416*[.B175]*0.000016*[.$D$1])+1)" office:value-type="float" office:value="217.937354791698" calcext:value-type="float">
            <text:p>2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128*(SIN(2*3.1416*[.B176]*0.000016*[.$D$1])+1)" office:value-type="float" office:value="213.247577431708" calcext:value-type="float">
            <text:p>2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128*(SIN(2*3.1416*[.B177]*0.000016*[.$D$1])+1)" office:value-type="float" office:value="208.342456285742" calcext:value-type="float">
            <text:p>2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128*(SIN(2*3.1416*[.B178]*0.000016*[.$D$1])+1)" office:value-type="float" office:value="203.234382173459" calcext:value-type="float">
            <text:p>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128*(SIN(2*3.1416*[.B179]*0.000016*[.$D$1])+1)" office:value-type="float" office:value="197.93625859372" calcext:value-type="float">
            <text:p>1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128*(SIN(2*3.1416*[.B180]*0.000016*[.$D$1])+1)" office:value-type="float" office:value="192.461469129082" calcext:value-type="float">
            <text:p>1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128*(SIN(2*3.1416*[.B181]*0.000016*[.$D$1])+1)" office:value-type="float" office:value="186.823843637544" calcext:value-type="float">
            <text:p>1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128*(SIN(2*3.1416*[.B182]*0.000016*[.$D$1])+1)" office:value-type="float" office:value="181.037623316966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128*(SIN(2*3.1416*[.B183]*0.000016*[.$D$1])+1)" office:value-type="float" office:value="175.117424730397" calcext:value-type="float">
            <text:p>1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128*(SIN(2*3.1416*[.B184]*0.000016*[.$D$1])+1)" office:value-type="float" office:value="169.078202883196" calcext:value-type="float">
            <text:p>1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128*(SIN(2*3.1416*[.B185]*0.000016*[.$D$1])+1)" office:value-type="float" office:value="162.935213445215" calcext:value-type="float">
            <text:p>1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128*(SIN(2*3.1416*[.B186]*0.000016*[.$D$1])+1)" office:value-type="float" office:value="156.703974213471" calcext:value-type="float">
            <text:p>1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128*(SIN(2*3.1416*[.B187]*0.000016*[.$D$1])+1)" office:value-type="float" office:value="150.400225912662" calcext:value-type="float">
            <text:p>1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128*(SIN(2*3.1416*[.B188]*0.000016*[.$D$1])+1)" office:value-type="float" office:value="144.039892432542" calcext:value-type="float">
            <text:p>1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128*(SIN(2*3.1416*[.B189]*0.000016*[.$D$1])+1)" office:value-type="float" office:value="137.639040602609" calcext:value-type="float">
            <text:p>1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128*(SIN(2*3.1416*[.B190]*0.000016*[.$D$1])+1)" office:value-type="float" office:value="131.213839605708" calcext:value-type="float">
            <text:p>1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128*(SIN(2*3.1416*[.B191]*0.000016*[.$D$1])+1)" office:value-type="float" office:value="124.78052013308" calcext:value-type="float">
            <text:p>1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128*(SIN(2*3.1416*[.B192]*0.000016*[.$D$1])+1)" office:value-type="float" office:value="118.355333384035" calcext:value-type="float">
            <text:p>1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128*(SIN(2*3.1416*[.B193]*0.000016*[.$D$1])+1)" office:value-type="float" office:value="111.954510013822" calcext:value-type="float">
            <text:p>1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128*(SIN(2*3.1416*[.B194]*0.000016*[.$D$1])+1)" office:value-type="float" office:value="105.594219133395" calcext:value-type="float">
            <text:p>1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128*(SIN(2*3.1416*[.B195]*0.000016*[.$D$1])+1)" office:value-type="float" office:value="99.29052746464" calcext:value-type="float">
            <text:p>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128*(SIN(2*3.1416*[.B196]*0.000016*[.$D$1])+1)" office:value-type="float" office:value="93.0593587542533" calcext:value-type="float">
            <text:p>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128*(SIN(2*3.1416*[.B197]*0.000016*[.$D$1])+1)" office:value-type="float" office:value="86.9164535487893" calcext:value-type="float">
            <text:p>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128*(SIN(2*3.1416*[.B198]*0.000016*[.$D$1])+1)" office:value-type="float" office:value="80.8773294324852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128*(SIN(2*3.1416*[.B199]*0.000016*[.$D$1])+1)" office:value-type="float" office:value="74.9572418283142" calcext:value-type="float">
            <text:p>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128*(SIN(2*3.1416*[.B200]*0.000016*[.$D$1])+1)" office:value-type="float" office:value="69.1711454612837" calcext:value-type="float">
            <text:p>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128*(SIN(2*3.1416*[.B201]*0.000016*[.$D$1])+1)" office:value-type="float" office:value="63.5336565813236" calcext:value-type="float">
            <text:p>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128*(SIN(2*3.1416*[.B202]*0.000016*[.$D$1])+1)" office:value-type="float" office:value="58.0590160411991" calcext:value-type="float">
            <text:p>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128*(SIN(2*3.1416*[.B203]*0.000016*[.$D$1])+1)" office:value-type="float" office:value="52.7610533227129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128*(SIN(2*3.1416*[.B204]*0.000016*[.$D$1])+1)" office:value-type="float" office:value="47.6531516020685" calcext:value-type="float">
            <text:p>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128*(SIN(2*3.1416*[.B205]*0.000016*[.$D$1])+1)" office:value-type="float" office:value="42.7482139426501" calcext:value-type="float">
            <text:p>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128*(SIN(2*3.1416*[.B206]*0.000016*[.$D$1])+1)" office:value-type="float" office:value="38.0586307006109" calcext:value-type="float">
            <text:p>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128*(SIN(2*3.1416*[.B207]*0.000016*[.$D$1])+1)" office:value-type="float" office:value="33.5962482256111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128*(SIN(2*3.1416*[.B208]*0.000016*[.$D$1])+1)" office:value-type="float" office:value="29.3723389357724" calcext:value-type="float">
            <text:p>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128*(SIN(2*3.1416*[.B209]*0.000016*[.$D$1])+1)" office:value-type="float" office:value="25.3975728424368" calcext:value-type="float">
            <text:p>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128*(SIN(2*3.1416*[.B210]*0.000016*[.$D$1])+1)" office:value-type="float" office:value="21.6819905966666" calcext:value-type="float">
            <text:p>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128*(SIN(2*3.1416*[.B211]*0.000016*[.$D$1])+1)" office:value-type="float" office:value="18.23497812557" calcext:value-type="float">
            <text:p>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128*(SIN(2*3.1416*[.B212]*0.000016*[.$D$1])+1)" office:value-type="float" office:value="15.0652429225233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128*(SIN(2*3.1416*[.B213]*0.000016*[.$D$1])+1)" office:value-type="float" office:value="12.1807920511841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128*(SIN(2*3.1416*[.B214]*0.000016*[.$D$1])+1)" office:value-type="float" office:value="9.5889119188594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128*(SIN(2*3.1416*[.B215]*0.000016*[.$D$1])+1)" office:value-type="float" office:value="7.2961498703219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128*(SIN(2*3.1416*[.B216]*0.000016*[.$D$1])+1)" office:value-type="float" office:value="5.30829764857191" calcext:value-type="float">
            <text:p>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128*(SIN(2*3.1416*[.B217]*0.000016*[.$D$1])+1)" office:value-type="float" office:value="3.63037676432309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128*(SIN(2*3.1416*[.B218]*0.000016*[.$D$1])+1)" office:value-type="float" office:value="2.26662581117147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128*(SIN(2*3.1416*[.B219]*0.000016*[.$D$1])+1)" office:value-type="float" office:value="1.22048975849008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128*(SIN(2*3.1416*[.B220]*0.000016*[.$D$1])+1)" office:value-type="float" office:value="0.494611249096735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128*(SIN(2*3.1416*[.B221]*0.000016*[.$D$1])+1)" office:value-type="float" office:value="0.090823923677533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128*(SIN(2*3.1416*[.B222]*0.000016*[.$D$1])+1)" office:value-type="float" office:value="0.010147788829741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128*(SIN(2*3.1416*[.B223]*0.000016*[.$D$1])+1)" office:value-type="float" office:value="0.252786640424645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128*(SIN(2*3.1416*[.B224]*0.000016*[.$D$1])+1)" office:value-type="float" office:value="0.818127548798984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128*(SIN(2*3.1416*[.B225]*0.000016*[.$D$1])+1)" office:value-type="float" office:value="1.70474240707588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128*(SIN(2*3.1416*[.B226]*0.000016*[.$D$1])+1)" office:value-type="float" office:value="2.91039153870321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128*(SIN(2*3.1416*[.B227]*0.000016*[.$D$1])+1)" office:value-type="float" office:value="4.432029355098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128*(SIN(2*3.1416*[.B228]*0.000016*[.$D$1])+1)" office:value-type="float" office:value="6.26581204910316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128*(SIN(2*3.1416*[.B229]*0.000016*[.$D$1])+1)" office:value-type="float" office:value="8.40710730482293" calcext:value-type="float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128*(SIN(2*3.1416*[.B230]*0.000016*[.$D$1])+1)" office:value-type="float" office:value="10.8505059993106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128*(SIN(2*3.1416*[.B231]*0.000016*[.$D$1])+1)" office:value-type="float" office:value="13.5898358665458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128*(SIN(2*3.1416*[.B232]*0.000016*[.$D$1])+1)" office:value-type="float" office:value="16.6181770891863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128*(SIN(2*3.1416*[.B233]*0.000016*[.$D$1])+1)" office:value-type="float" office:value="19.9278797787106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128*(SIN(2*3.1416*[.B234]*0.000016*[.$D$1])+1)" office:value-type="float" office:value="23.5105832997896" calcext:value-type="float">
            <text:p>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128*(SIN(2*3.1416*[.B235]*0.000016*[.$D$1])+1)" office:value-type="float" office:value="27.3572373900751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128*(SIN(2*3.1416*[.B236]*0.000016*[.$D$1])+1)" office:value-type="float" office:value="31.4581250220566" calcext:value-type="float">
            <text:p>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128*(SIN(2*3.1416*[.B237]*0.000016*[.$D$1])+1)" office:value-type="float" office:value="35.8028869492297" calcext:value-type="float">
            <text:p>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128*(SIN(2*3.1416*[.B238]*0.000016*[.$D$1])+1)" office:value-type="float" office:value="40.3805478745738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128*(SIN(2*3.1416*[.B239]*0.000016*[.$D$1])+1)" office:value-type="float" office:value="45.1795441752358" calcext:value-type="float">
            <text:p>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128*(SIN(2*3.1416*[.B240]*0.000016*[.$D$1])+1)" office:value-type="float" office:value="50.1877531133811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128*(SIN(2*3.1416*[.B241]*0.000016*[.$D$1])+1)" office:value-type="float" office:value="55.3925234594237" calcext:value-type="float">
            <text:p>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128*(SIN(2*3.1416*[.B242]*0.000016*[.$D$1])+1)" office:value-type="float" office:value="60.7807074502813" calcext:value-type="float">
            <text:p>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128*(SIN(2*3.1416*[.B243]*0.000016*[.$D$1])+1)" office:value-type="float" office:value="66.3386940019194" calcext:value-type="float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128*(SIN(2*3.1416*[.B244]*0.000016*[.$D$1])+1)" office:value-type="float" office:value="72.052443092293" calcext:value-type="float">
            <text:p>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128*(SIN(2*3.1416*[.B245]*0.000016*[.$D$1])+1)" office:value-type="float" office:value="77.9075212278265" calcext:value-type="float">
            <text:p>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128*(SIN(2*3.1416*[.B246]*0.000016*[.$D$1])+1)" office:value-type="float" office:value="83.8891379038402" calcext:value-type="float">
            <text:p>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128*(SIN(2*3.1416*[.B247]*0.000016*[.$D$1])+1)" office:value-type="float" office:value="89.9821829668252" calcext:value-type="float">
            <text:p>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128*(SIN(2*3.1416*[.B248]*0.000016*[.$D$1])+1)" office:value-type="float" office:value="96.1712647841805" calcext:value-type="float">
            <text:p>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128*(SIN(2*3.1416*[.B249]*0.000016*[.$D$1])+1)" office:value-type="float" office:value="102.440749124993" calcext:value-type="float">
            <text:p>1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128*(SIN(2*3.1416*[.B250]*0.000016*[.$D$1])+1)" office:value-type="float" office:value="108.77479865365" calcext:value-type="float">
            <text:p>1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128*(SIN(2*3.1416*[.B251]*0.000016*[.$D$1])+1)" office:value-type="float" office:value="115.157412936507" calcext:value-type="float">
            <text:p>1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128*(SIN(2*3.1416*[.B252]*0.000016*[.$D$1])+1)" office:value-type="float" office:value="121.572468860561" calcext:value-type="float">
            <text:p>1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128*(SIN(2*3.1416*[.B253]*0.000016*[.$D$1])+1)" office:value-type="float" office:value="128.003761362025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128*(SIN(2*3.1416*[.B254]*0.000016*[.$D$1])+1)" office:value-type="float" office:value="134.435044361919" calcext:value-type="float">
            <text:p>1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128*(SIN(2*3.1416*[.B255]*0.000016*[.$D$1])+1)" office:value-type="float" office:value="140.85007180526" calcext:value-type="float">
            <text:p>1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128*(SIN(2*3.1416*[.B256]*0.000016*[.$D$1])+1)" office:value-type="float" office:value="147.232638700208" calcext:value-type="float">
            <text:p>1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128*(SIN(2*3.1416*[.B257]*0.000016*[.$D$1])+1)" office:value-type="float" office:value="153.566622053469" calcext:value-type="float">
            <text:p>15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/00/0000</text:date>, <text:time style:data-style-name="N2" text:time-value="16:39:41.833625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0:47:33.301682006</meta:creation-date>
    <dc:date>2019-12-05T17:08:47.488679261</dc:date>
    <meta:editing-duration>PT17M17S</meta:editing-duration>
    <meta:editing-cycles>3</meta:editing-cycles>
    <meta:generator>LibreOffice/5.1.6.2$Linux_X86_64 LibreOffice_project/10m0$Build-2</meta:generator>
    <meta:document-statistic meta:table-count="1" meta:cell-count="5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51cm" svg:height="21.197cm" xlink:href=".." xlink:type="simple" chart:class="chart:scatter" chart:style-name="ch1">
        <chart:legend chart:legend-position="end" svg:x="19.699cm" svg:y="10.299cm" style:legend-expansion="high" chart:style-name="ch2"/>
        <chart:plot-area chart:style-name="ch3" table:cell-range-address="Sheet1.B3:Sheet1.C257" svg:x="0.451cm" svg:y="0.423cm" svg:width="18.797cm" svg:height="20.351cm">
          <chartooo:coordinate-region svg:x="1.258cm" svg:y="0.622cm" svg:width="17.71cm" svg:height="19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7" chart:class="chart:scatter">
            <chart:domain table:cell-range-address="Sheet1.B3:Sheet1.B257"/>
            <chart:data-point chart:repeated="2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57</svg:desc>
                </draw:g>
              </table:table-cell>
              <table:table-cell office:value-type="float" office:value="128">
                <text:p>128</text:p>
                <draw:g>
                  <svg:desc>Sheet1.C3:Sheet1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4.431287753456">
                <text:p>134.431287753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0.846329439923">
                <text:p>140.846329439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7.228920031581">
                <text:p>147.228920031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3.562936475275">
                <text:p>153.562936475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9.832378420934">
                <text:p>159.832378420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6.021408640041">
                <text:p>166.021408640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2.114393032024">
                <text:p>172.114393032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8.095940117544">
                <text:p>178.095940117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3.950939918883">
                <text:p>183.950939918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9.664602129244">
                <text:p>189.664602129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5.222493474516">
                <text:p>195.222493474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00.610574173156">
                <text:p>200.610574173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5.815233402056">
                <text:p>205.815233402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10.823323678826">
                <text:p>210.823323678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5.622194073631">
                <text:p>215.622194073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0.199722166686">
                <text:p>220.199722166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24.544344670686">
                <text:p>224.544344670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8.645086640807">
                <text:p>228.645086640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32.491589198501">
                <text:p>232.491589198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6.074135699044">
                <text:p>236.074135699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9.383676276737">
                <text:p>239.383676276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2.41185070576">
                <text:p>242.41185070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5.15100951893">
                <text:p>245.15100951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7.594233331005">
                <text:p>247.594233331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9.735350317733">
                <text:p>249.735350317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1.568951806493">
                <text:p>251.568951806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3.090405939132">
                <text:p>253.090405939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4.295869372496">
                <text:p>254.295869372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5.182296987094">
                <text:p>255.182296987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5.74744957937">
                <text:p>255.74744957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5.989899518151">
                <text:p>255.989899518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5.909034350989">
                <text:p>255.909034350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55.505058351266">
                <text:p>255.505058351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54.778992002192">
                <text:p>254.778992002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53.732669418954">
                <text:p>253.732669418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2.368733715563">
                <text:p>252.368733715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50.690630328091">
                <text:p>250.690630328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8.702598311154">
                <text:p>248.702598311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46.409659629646">
                <text:p>246.409659629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43.817606472761">
                <text:p>243.817606472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0.932986622348">
                <text:p>240.932986622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7.763086912571">
                <text:p>237.763086912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4.315914822649">
                <text:p>234.3159148226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0.600178249171">
                <text:p>230.600178249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26.625263509091">
                <text:p>226.625263509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22.401211628969">
                <text:p>222.401211628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17.938692980344">
                <text:p>217.938692980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13.248980325325">
                <text:p>213.248980325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08.343920340483">
                <text:p>208.343920340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03.235903690977">
                <text:p>203.235903690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97.937833730512">
                <text:p>197.937833730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92.463093906196">
                <text:p>192.4630939061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86.825513950634">
                <text:p>186.825513950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81.039334946656">
                <text:p>181.039334946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75.119173352941">
                <text:p>175.119173352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69.079984081403">
                <text:p>169.079984081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62.937022719601">
                <text:p>162.937022719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56.705806993631">
                <text:p>156.7058069936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0.402077568812">
                <text:p>150.4020775688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4.041758287217">
                <text:p>144.041758287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7.640915942476">
                <text:p>137.640915942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1.215719693473">
                <text:p>131.2157196934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4.782400219456">
                <text:p>124.782400219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8.357208719738">
                <text:p>118.35720871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11.956375861571">
                <text:p>111.956375861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5.596070779873">
                <text:p>105.5960707798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9.2923602324056">
                <text:p>99.2923602324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3.0611680135548">
                <text:p>93.0611680135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6.918234729259">
                <text:p>86.918234729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0.8790780346856">
                <text:p>80.8790780346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4.958953435104">
                <text:p>74.958953435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9.1728157489751">
                <text:p>69.17281574897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3.5352813306053">
                <text:p>63.5352813306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8.0605911477943">
                <text:p>58.06059114779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2.7625748077467">
                <text:p>52.7625748077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7.6546156221202">
                <text:p>47.6546156221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2.7496167994605">
                <text:p>42.7496167994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8.0599688504252">
                <text:p>38.0599688504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3.5975182881311">
                <text:p>33.59751828813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9.3735377026948">
                <text:p>29.3735377026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.3986972855582">
                <text:p>25.3986972855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1.683037875533">
                <text:p>21.6830378755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8.2359455946517">
                <text:p>18.2359455946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5.0661281378977">
                <text:p>15.06612813789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.1815927767102">
                <text:p>12.1815927767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.58962613182544">
                <text:p>9.58962613182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.2967757665555">
                <text:p>7.2967757665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.30883364699751">
                <text:p>5.30883364699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63082151095576">
                <text:p>3.630821510955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.26697818253736">
                <text:p>2.266978182537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22074886446445">
                <text:p>1.220748864464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94776435152303">
                <text:p>0.4947764351523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908947725380074">
                <text:p>0.0908947725380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01241215239583">
                <text:p>0.01012412152395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52668516738538">
                <text:p>0.2526685167385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817915267124661">
                <text:p>0.8179152671246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7044365036577">
                <text:p>1.70443650365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90999278628348">
                <text:p>2.90999278628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.4315387609646">
                <text:p>4.43153876096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.26523085254512">
                <text:p>6.26523085254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.40643697400031">
                <text:p>8.40643697400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.849748227545">
                <text:p>10.8497482275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.5889925680433">
                <text:p>13.58899256804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6.6172503942023">
                <text:p>16.61725039420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.926872028168">
                <text:p>19.92687202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3.5094970393653">
                <text:p>23.50949703936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7.3560753637705">
                <text:p>27.35607536377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1.4568901652645">
                <text:p>31.45689016526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5.8015823813199">
                <text:p>35.8015823813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0.3791768910138">
                <text:p>40.3791768910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5.1781102392653">
                <text:p>45.17811023926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0.1862598472633">
                <text:p>50.18625984726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55.3909746352964">
                <text:p>55.39097463529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0.7791069806268">
                <text:p>60.77910698062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6.3370459296818">
                <text:p>66.33704592968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2.0507515806656">
                <text:p>72.0507515806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7.9057905497342">
                <text:p>77.90579054973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83.8873724311465">
                <text:p>83.88737243114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89.9803871592884">
                <text:p>89.98038715928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6.1694431781872">
                <text:p>96.16944317818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2.4389063221">
                <text:p>102.43890632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8.772939308959">
                <text:p>108.772939308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5.155541746906">
                <text:p>115.155541746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1.570590552859">
                <text:p>121.5705905528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8.001880681013">
                <text:p>128.0018806810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34.433166058381">
                <text:p>134.4331660583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40.848200623978">
                <text:p>140.8482006239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47.230779367971">
                <text:p>147.230779367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53.564779267131">
                <text:p>153.5647792671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59.834200013184">
                <text:p>159.834200013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66.023204431162">
                <text:p>166.023204431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72.116158485671">
                <text:p>172.1161584856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78.097670774007">
                <text:p>178.097670774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83.952631406354">
                <text:p>183.9526314063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89.666250174857">
                <text:p>189.6662501748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95.224093915147">
                <text:p>195.2240939151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00.612122965934">
                <text:p>200.612122965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05.816726634577">
                <text:p>205.8167266345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10.824757579037">
                <text:p>210.8247575790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15.623565019359">
                <text:p>215.6235650193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20.201026694788">
                <text:p>220.2010266947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24.545579485795">
                <text:p>224.5455794857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28.646248623658">
                <text:p>228.6462486236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32.492675413811">
                <text:p>232.4926754138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36.075143402925">
                <text:p>236.0751434029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39.38460292363">
                <text:p>239.384602923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42.412693954865">
                <text:p>242.4126939548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45.151767240115">
                <text:p>245.151767240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47.594903610192">
                <text:p>247.5949036101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49.735931461731">
                <text:p>249.735931461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51.569442347275">
                <text:p>251.5694423472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53.090804637543">
                <text:p>253.0908046375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54.296175221385">
                <text:p>254.296175221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55.182509213856">
                <text:p>255.1825092138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55.7475676479">
                <text:p>255.74756764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55.989923130197">
                <text:p>255.989923130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55.908963446902">
                <text:p>255.9089634469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55.50489311016">
                <text:p>255.504893110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54.77873284148">
                <text:p>254.778732841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53.732316993302">
                <text:p>253.7323169933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52.368288915233">
                <text:p>252.3682889152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50.690094276692">
                <text:p>250.6900942766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48.701972362806">
                <text:p>248.7019723628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46.408945365556">
                <text:p>246.4089453655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43.816805697229">
                <text:p>243.816805697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40.932101358213">
                <text:p>240.9321013582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37.762119396098">
                <text:p>237.7621193960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34.314867497879">
                <text:p>234.3148674978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30.599053761751">
                <text:p>230.5990537617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26.624064699586">
                <text:p>226.6240646995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22.39994152569">
                <text:p>222.399941525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17.937354791698">
                <text:p>217.9373547916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13.247577431708">
                <text:p>213.2475774317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08.342456285742">
                <text:p>208.3424562857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03.234382173459">
                <text:p>203.2343821734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97.93625859372">
                <text:p>197.936258593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92.461469129082">
                <text:p>192.4614691290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86.823843637544">
                <text:p>186.823843637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81.037623316966">
                <text:p>181.0376233169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75.117424730397">
                <text:p>175.1174247303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9.078202883196">
                <text:p>169.078202883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62.935213445215">
                <text:p>162.9352134452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56.703974213471">
                <text:p>156.7039742134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50.400225912662">
                <text:p>150.400225912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44.039892432542">
                <text:p>144.0398924325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37.639040602609">
                <text:p>137.6390406026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31.213839605708">
                <text:p>131.2138396057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24.78052013308">
                <text:p>124.780520133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18.355333384035">
                <text:p>118.3553333840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11.954510013822">
                <text:p>111.9545100138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05.594219133395">
                <text:p>105.594219133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9.29052746464">
                <text:p>99.290527464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3.0593587542533">
                <text:p>93.05935875425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86.9164535487893">
                <text:p>86.91645354878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80.8773294324852">
                <text:p>80.87732943248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74.9572418283142">
                <text:p>74.95724182831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69.1711454612837">
                <text:p>69.17114546128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63.5336565813236">
                <text:p>63.53365658132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58.0590160411991">
                <text:p>58.0590160411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2.7610533227129">
                <text:p>52.7610533227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47.6531516020685">
                <text:p>47.65315160206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42.7482139426501">
                <text:p>42.74821394265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8.0586307006109">
                <text:p>38.05863070061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3.5962482256111">
                <text:p>33.59624822561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9.3723389357724">
                <text:p>29.37233893577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5.3975728424368">
                <text:p>25.39757284243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1.6819905966666">
                <text:p>21.68199059666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8.23497812557">
                <text:p>18.234978125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5.0652429225233">
                <text:p>15.06524292252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2.1807920511841">
                <text:p>12.18079205118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.5889119188594">
                <text:p>9.58891191885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7.29614987032197">
                <text:p>7.296149870321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.30829764857191">
                <text:p>5.30829764857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.63037676432309">
                <text:p>3.630376764323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.26662581117147">
                <text:p>2.266625811171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.22048975849008">
                <text:p>1.220489758490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494611249096735">
                <text:p>0.4946112490967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90823923677533">
                <text:p>0.0908239236775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10147788829741">
                <text:p>0.0101477888297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52786640424645">
                <text:p>0.2527866404246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818127548798984">
                <text:p>0.8181275487989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.70474240707588">
                <text:p>1.704742407075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.91039153870321">
                <text:p>2.910391538703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4.432029355098">
                <text:p>4.4320293550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.26581204910316">
                <text:p>6.265812049103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8.40710730482293">
                <text:p>8.407107304822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.8505059993106">
                <text:p>10.8505059993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3.5898358665458">
                <text:p>13.58983586654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6.6181770891863">
                <text:p>16.61817708918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9.9278797787106">
                <text:p>19.92787977871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3.5105832997896">
                <text:p>23.51058329978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7.3572373900751">
                <text:p>27.3572373900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1.4581250220566">
                <text:p>31.45812502205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5.8028869492297">
                <text:p>35.80288694922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40.3805478745738">
                <text:p>40.38054787457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45.1795441752358">
                <text:p>45.17954417523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0.1877531133811">
                <text:p>50.18775311338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5.3925234594237">
                <text:p>55.3925234594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60.7807074502813">
                <text:p>60.78070745028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66.3386940019194">
                <text:p>66.33869400191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2.052443092293">
                <text:p>72.0524430922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7.9075212278265">
                <text:p>77.90752122782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83.8891379038402">
                <text:p>83.88913790384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89.9821829668252">
                <text:p>89.98218296682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96.1712647841805">
                <text:p>96.1712647841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02.440749124993">
                <text:p>102.4407491249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08.77479865365">
                <text:p>108.774798653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15.157412936507">
                <text:p>115.1574129365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21.572468860561">
                <text:p>121.5724688605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28.003761362025">
                <text:p>128.0037613620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34.435044361919">
                <text:p>134.4350443619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40.85007180526">
                <text:p>140.850071805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47.232638700208">
                <text:p>147.2326387002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53.566622053469">
                <text:p>153.566622053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